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orgバッファを評価</text:a></text:p>
          <text:p text:style-name="Contents_20_1"><text:a xlink:type="simple" xlink:href="#sec-2">2. ユーティリティ関数</text:a></text:p>
          <text:p text:style-name="Contents_20_2"><text:a xlink:type="simple" xlink:href="#sec-2-1">2.1. サボっていると Kyoko さんに怒られる</text:a></text:p>
          <text:p text:style-name="Contents_20_2"><text:a xlink:type="simple" xlink:href="#sec-2-2">2.2. org-buffer を dokuwiki 形式に変換し，kill-ring に格納</text:a></text:p>
          <text:p text:style-name="Contents_20_2"><text:a xlink:type="simple" xlink:href="#sec-2-3">2.3. コンソールでカレントバッファのあるディレクトリに移動する</text:a></text:p>
          <text:p text:style-name="Contents_20_2"><text:a xlink:type="simple" xlink:href="#sec-2-4">2.4. ファイルに含まれるテーブルを使って定時にgrowlのアラートを表示する</text:a></text:p>
          <text:p text:style-name="Contents_20_2"><text:a xlink:type="simple" xlink:href="#sec-2-5">2.5. 頻繁に利用するファイルをring形式でたどる</text:a></text:p>
          <text:p text:style-name="Contents_20_2"><text:a xlink:type="simple" xlink:href="#sec-2-6">2.6. 引数のorgバッファを開く</text:a></text:p>
          <text:p text:style-name="Contents_20_2"><text:a xlink:type="simple" xlink:href="#sec-2-7">2.7. orgバッファにいつものヘッダを追加する</text:a></text:p>
          <text:p text:style-name="Contents_20_2"><text:a xlink:type="simple" xlink:href="#sec-2-8">2.8. 議事録ひな形を書き入れる</text:a></text:p>
          <text:p text:style-name="Contents_20_2"><text:a xlink:type="simple" xlink:href="#sec-2-9">2.9. ランダムの文字列を取得する</text:a></text:p>
          <text:p text:style-name="Contents_20_2"><text:a xlink:type="simple" xlink:href="#sec-2-10">2.10. Auto-install をセットアップする</text:a></text:p>
          <text:p text:style-name="Contents_20_2"><text:a xlink:type="simple" xlink:href="#sec-2-11">2.11. 行頭に"  - "を挿入する</text:a></text:p>
          <text:p text:style-name="Contents_20_3"><text:a xlink:type="simple" xlink:href="#sec-2-11-1">2.11.1. キーバインド</text:a></text:p>
          <text:p text:style-name="Contents_20_2"><text:a xlink:type="simple" xlink:href="#sec-2-12">2.12. 日付などを簡単に挿入する</text:a></text:p>
          <text:p text:style-name="Contents_20_3"><text:a xlink:type="simple" xlink:href="#sec-2-12-1">2.12.1. キーバインド</text:a></text:p>
          <text:p text:style-name="Contents_20_2"><text:a xlink:type="simple" xlink:href="#sec-2-13">2.13. XHTMLを利用したガントチャート生成</text:a></text:p>
          <text:p text:style-name="Contents_20_2"><text:a xlink:type="simple" xlink:href="#sec-2-14">2.14. 定期実行関数</text:a></text:p>
          <text:p text:style-name="Contents_20_2"><text:a xlink:type="simple" xlink:href="#sec-2-15">2.15. ブラウザの設定</text:a></text:p>
          <text:p text:style-name="Contents_20_2"><text:a xlink:type="simple" xlink:href="#sec-2-16">2.16. ミニバッファに日時を表示</text:a></text:p>
          <text:p text:style-name="Contents_20_2"><text:a xlink:type="simple" xlink:href="#sec-2-17">2.17. その他</text:a></text:p>
          <text:p text:style-name="Contents_20_1"><text:a xlink:type="simple" xlink:href="#sec-3">3. 未設定／テスト中</text:a></text:p>
          <text:p text:style-name="Contents_20_2"><text:a xlink:type="simple" xlink:href="#sec-3-1">3.1. byte-compile の警告を抑制する</text:a></text:p>
          <text:p text:style-name="Contents_20_2"><text:a xlink:type="simple" xlink:href="#sec-3-2">3.2. [window-resizer.el] 分割したウィンドウサイズを変更する</text:a></text:p>
          <text:p text:style-name="Contents_20_2"><text:a xlink:type="simple" xlink:href="#sec-3-3">3.3. [idle-requie]</text:a></text:p>
          <text:p text:style-name="Contents_20_2"><text:a xlink:type="simple" xlink:href="#sec-3-4">3.4. [pdf-preview]</text:a></text:p>
          <text:p text:style-name="Contents_20_2"><text:a xlink:type="simple" xlink:href="#sec-3-5">3.5. [EasyPG]</text:a></text:p>
          <text:p text:style-name="Contents_20_2"><text:a xlink:type="simple" xlink:href="#sec-3-6">3.6. [eblook]</text:a></text:p>
          <text:p text:style-name="Contents_20_2"><text:a xlink:type="simple" xlink:href="#sec-3-7">3.7. [iBuffer]</text:a></text:p>
          <text:p text:style-name="Contents_20_2"><text:a xlink:type="simple" xlink:href="#sec-3-8">3.8. キーバインド</text:a></text:p>
          <text:p text:style-name="Contents_20_1"><text:a xlink:type="simple" xlink:href="#sec-4">4. provide</text:a></text:p>
        </text:index-body>
      </text:table-of-content>
      <text:p text:style-name="Text_20_body"><text:a xlink:type="simple" xlink:href="http://pastelwill.jp/wiki/doku.php?id=emacs:init.el">init.el</text:a> に記述していた便利関数を、utility.el として分離しています。init.el では autoload を用いて utility.el を遅延読み込みするように設定してます。このようなファイルの分離で60[ms]ほど起動を高速化できます。</text:p>
      <text:p text:style-name="Text_20_body">注意：コピペだけでは動かない可能性があります。</text:p>
      <text:h text:style-name="Heading_20_1" text:outline-level="1">
<text:bookmark-start text:name="OrgXref.sec-1"/>
<text:bookmark text:name="sec-1"/>orgバッファを評価
<text:bookmark-end text:name="OrgXref.sec-1"/></text:h>
      <text:p text:style-name="Text_20_body">org-buffer を評価して Emacs の設定ファイルを生成／読み込みまでを自動化します。この設定では、 <text:span text:style-name="OrgCode">init.org</text:span> と <text:span text:style-name="OrgCode">utility.org</text:span> の2つのバッファでのみ評価されるようになっています。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interactive)</text:p>
      <text:p text:style-name="OrgSrcBlock"><text:s/><text:s/>(<text:span text:style-name="OrgSrcFontLockKeywordFace">if</text:span><text:s/>(and<text:s/>(eq<text:s/>major-mode<text:s/>'org-mode)</text:p>
      <text:p text:style-name="OrgSrcBlock"><text:tab/><text:tab/><text:s/><text:s/><text:s/>(or<text:s/>(string=<text:s/>(buffer-name)<text:s/><text:span text:style-name="OrgSrcFontLockStringFace">"init.org"</text:span>)</text:p>
      <text:p text:style-name="OrgSrcBlock"><text:tab/><text:tab/><text:tab/><text:s/><text:s/><text:s/>(string=<text:s/>(buffer-name)<text:s/><text:span text:style-name="OrgSrcFontLockStringFace">"utility.org"</text:span>)))</text:p>
      <text:p text:style-name="OrgSrcBlock"><text:tab/><text:s/><text:s/>(<text:span text:style-name="OrgSrcFontLockKeywordFace">progn</text:span></text:p>
      <text:p text:style-name="OrgSrcBlock"><text:tab/><text:tab/>(org-babel-tangle)</text:p>
      <text:p text:style-name="OrgSrcBlock"><text:tab/><text:tab/>(<text:span text:style-name="OrgSrcFontLockKeywordFace">let</text:span><text:s/>((tangled-file</text:p>
      <text:p text:style-name="OrgSrcBlock"><text:tab/><text:tab/><text:tab/><text:s/><text:s/><text:s/>(concat<text:s/>(file-name-sans-extension<text:s/>(buffer-file-name))<text:s/><text:span text:style-name="OrgSrcFontLockStringFace">".el"</text:span>)))</text:p>
      <text:p text:style-name="OrgSrcBlock"><text:tab/><text:tab/><text:s/><text:s/>(<text:span text:style-name="OrgSrcFontLockKeywordFace">when</text:span><text:s/>(file-exists-p<text:s/>tangled-file)</text:p>
      <text:p text:style-name="OrgSrcBlock"><text:tab/><text:tab/><text:tab/>(byte-compile-file<text:s/>tangled-file))))</text:p>
      <text:p text:style-name="OrgSrcBlockLastLine"><text:tab/>(message<text:s/><text:span text:style-name="OrgSrcFontLockStringFace">"Nothing<text:s/>to<text:s/>do<text:s/>for<text:s/>this<text:s/>buffer."</text:span>)))</text:p>
      <text:h text:style-name="Heading_20_1" text:outline-level="1">
<text:bookmark-start text:name="OrgXref.sec-2"/>
<text:bookmark text:name="sec-2"/>ユーティリティ関数
<text:bookmark-end text:name="OrgXref.sec-2"/></text:h>
      <text:h text:style-name="Heading_20_2" text:outline-level="2">
<text:bookmark-start text:name="OrgXref.sec-2-1"/>
<text:bookmark text:name="sec-2-1"/>サボっていると Kyoko さんに怒られる
<text:bookmark-end text:name="OrgXref.sec-2-1"/></text:h>
      <text:p text:style-name="Text_20_body">MacOS 用の関数です。別途、Kyoko さんの音声をインストールしておく必要があります。Mavericks だと、Otoya さんも使えます。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interactive)</text:p>
      <text:p text:style-name="OrgSrcBlock"><text:s/><text:s/>(setq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tab/><text:tab/><text:s/>(message<text:s/><text:span text:style-name="OrgSrcFontLockStringFace">"Kyoko<text:s/>mad<text:s/>mode:<text:s/>ON"</text:span>))</text:p>
      <text:p text:style-name="OrgSrcBlock"><text:tab/><text:tab/>(t</text:p>
      <text:p text:style-name="OrgSrcBlock"><text:tab/><text:tab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<text:span text:style-name="OrgSrcFontLockKeywordFace">lambda</text:span><text:s/>()</text:p>
      <text:p text:style-name="OrgSrcBlock"><text:tab/>(<text:span text:style-name="OrgSrcFontLockKeywordFace">when</text:span><text:s/>kyoko-mad-mode</text:p>
      <text:p text:style-name="OrgSrcBlock"><text:tab/><text:s/><text:s/>(shell-command-to-string</text:p>
      <text:p text:style-name="OrgSrcBlockLastLine"><text:tab/><text:s/><text:s/><text:s/><text:span text:style-name="OrgSrcFontLockStringFace">"say<text:s/>-v<text:s/>Kyoko<text:s/>おいおまえ、遊んでないで、仕事しろ"</text:span>))))</text:p>
      <text:h text:style-name="Heading_20_2" text:outline-level="2">
<text:bookmark-start text:name="OrgXref.sec-2-2"/>
<text:bookmark text:name="sec-2-2"/>org-buffer を dokuwiki 形式に変換し、kill-ring に格納
<text:bookmark-end text:name="OrgXref.sec-2-2"/></text:h>
      <text:p text:style-name="Text_20_body">外部プログラム<text:a xlink:type="simple" xlink:href="https://gist.github.com/1369417">org2dokuwiki.pl</text:a>を使います。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interactive)</text:p>
      <text:p text:style-name="OrgSrcBlock"><text:s/><text:s/>(<text:span text:style-name="OrgSrcFontLockKeywordFace">when</text:span><text:s/>(eq<text:s/>major-mode<text:s/>'org-mode)</text:p>
      <text:p text:style-name="OrgSrcBlock"><text:tab/>(<text:span text:style-name="OrgSrcFontLockKeywordFace">cond</text:span><text:s/>(buffer-file-name</text:p>
      <text:p text:style-name="OrgSrcBlock"><text:tab/><text:tab/><text:s/><text:s/><text:s/>(kill-new</text:p>
      <text:p text:style-name="OrgSrcBlock"><text:tab/><text:tab/><text:tab/>(shell-command-to-string</text:p>
      <text:p text:style-name="OrgSrcBlock"><text:tab/><text:tab/><text:tab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tab/><text:tab/><text:tab/><text:tab/><text:tab/><text:s/>(expand-file-name<text:s/><text:span text:style-name="OrgSrcFontLockStringFace">"~/Dropbox/scripts/org2dokuwiki.pl"</text:span>))))</text:p>
      <text:p text:style-name="OrgSrcBlock"><text:tab/><text:tab/><text:s/><text:s/><text:s/>(message<text:s/><text:span text:style-name="OrgSrcFontLockStringFace">"Copying<text:s/>%s<text:s/>...<text:s/>done"</text:span><text:s/>buffer-file-name)</text:p>
      <text:p text:style-name="OrgSrcBlock"><text:tab/><text:tab/><text:s/><text:s/><text:s/>(sit-for<text:s/>1.5)</text:p>
      <text:p text:style-name="OrgSrcBlock"><text:tab/><text:tab/><text:s/><text:s/><text:s/>(message<text:s/><text:span text:style-name="OrgSrcFontLockStringFace">""</text:span>))</text:p>
      <text:p text:style-name="OrgSrcBlockLastLine"><text:tab/><text:tab/><text:s/><text:s/>(t<text:s/>(message<text:s/><text:span text:style-name="OrgSrcFontLockStringFace">"There<text:s/>is<text:s/>NOT<text:s/>such<text:s/>a<text:s/>file."</text:span>)))))</text:p>
      <text:h text:style-name="Heading_20_2" text:outline-level="2">
<text:bookmark-start text:name="OrgXref.sec-2-3"/>
<text:bookmark text:name="sec-2-3"/>コンソールでカレントバッファのあるディレクトリに移動する
<text:bookmark-end text:name="OrgXref.sec-2-3"/></text:h>
      <text:p text:style-name="Text_20_body">Finder で開きたいだけならば、 <text:span text:style-name="OrgCode">M-!</text:span> でミニバッファに <text:span text:style-name="OrgCode">open .</text:span> と打ち込むだけです。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Put<text:s/>this<text:s/>function<text:s/>in<text:s/>your<text:s/>.emacs</text:span></text:p>
      <text:p text:style-name="OrgSrcBlock"><text:span text:style-name="OrgSrcFontLockDocFace"><text:s/><text:s/>1)<text:s/>M-x<text:s/>open-current-directory</text:span></text:p>
      <text:p text:style-name="OrgSrcBlock"><text:span text:style-name="OrgSrcFontLockDocFace"><text:s/><text:s/>2)<text:s/>Terminal<text:s/>will<text:s/>open<text:s/>automatically</text:span></text:p>
      <text:p text:style-name="OrgSrcBlock"><text:span text:style-name="OrgSrcFontLockDocFace"><text:s/><text:s/>3)<text:s/>Type<text:s/>M-v<text:s/>to<text:s/>paste<text:s/>and<text:s/>move<text:s/>to<text:s/>a<text:s/>path<text:s/>to<text:s/>the<text:s/>current<text:s/>directory<text:s/>in<text:s/>Emacs"</text:span></text:p>
      <text:p text:style-name="OrgSrcBlock"><text:s/><text:s/>(interactive)</text:p>
      <text:p text:style-name="OrgSrcBlock"><text:s/><text:s/>(<text:span text:style-name="OrgSrcFontLockKeywordFace">let</text:span><text:s/>((file-path<text:s/>(buffer-file-name<text:s/>(current-buffer))))</text:p>
      <text:p text:style-name="OrgSrcBlock"><text:tab/>(<text:span text:style-name="OrgSrcFontLockKeywordFace">unless</text:span><text:s/>(string=<text:s/>file-path<text:s/>nil)</text:p>
      <text:p text:style-name="OrgSrcBlock"><text:tab/><text:s/><text:s/>(<text:span text:style-name="OrgSrcFontLockKeywordFace">let</text:span><text:s/>((directory</text:p>
      <text:p text:style-name="OrgSrcBlock"><text:tab/><text:tab/><text:tab/>(substring<text:s/>file-path<text:s/>0</text:p>
      <text:p text:style-name="OrgSrcBlock"><text:tab/><text:tab/><text:tab/><text:tab/><text:tab/><text:s/><text:s/><text:s/>(-</text:p>
      <text:p text:style-name="OrgSrcBlock"><text:tab/><text:tab/><text:tab/><text:tab/><text:tab/><text:tab/>(length<text:s/>file-path)</text:p>
      <text:p text:style-name="OrgSrcBlock"><text:tab/><text:tab/><text:tab/><text:tab/><text:tab/><text:tab/>(length<text:s/>(buffer-name<text:s/>(current-buffer)))))))</text:p>
      <text:p text:style-name="OrgSrcBlock"><text:tab/><text:tab/>(message<text:s/><text:span text:style-name="OrgSrcFontLockStringFace">"%s"</text:span><text:s/>directory)</text:p>
      <text:p text:style-name="OrgSrcBlock"><text:tab/><text:tab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tab/><text:tab/>(shell-command-to-string</text:p>
      <text:p text:style-name="OrgSrcBlockLastLine"><text:tab/><text:tab/><text:s/>(concat<text:s/><text:span text:style-name="OrgSrcFontLockStringFace">"open<text:s/>-a<text:s/>"</text:span><text:s/>open-current-directory-console-program))))))</text:p>
      <text:h text:style-name="Heading_20_2" text:outline-level="2">
<text:bookmark-start text:name="OrgXref.sec-2-4"/>
<text:bookmark text:name="sec-2-4"/>ファイルに含まれるテーブルを使って定時にgrowlのアラートを表示する
<text:bookmark-end text:name="OrgXref.sec-2-4"/></text:h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tab/><text:tab/><text:s/>with<text:s/>tables<text:s/>with<text:s/>the<text:s/>following<text:s/>format:</text:span></text:p>
      <text:p text:style-name="OrgSrcBlock"><text:span text:style-name="OrgSrcFontLockDocFace"><text:tab/><text:s/><text:s/>|------+-------+--------------------|</text:span></text:p>
      <text:p text:style-name="OrgSrcBlock"><text:span text:style-name="OrgSrcFontLockDocFace"><text:tab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tab/><text:s/><text:s/>|------+-------+--------------------|</text:span></text:p>
      <text:p text:style-name="OrgSrcBlock"><text:span text:style-name="OrgSrcFontLockDocFace"><text:tab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tab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tab/><text:s/><text:s/>|<text:s/>X<text:s/><text:s/><text:s/><text:s/>|<text:s/>12:00<text:s/>|<text:s/>Clean<text:s/>up<text:s/>your<text:s/>desk<text:s/>|</text:span></text:p>
      <text:p text:style-name="OrgSrcBlock"><text:span text:style-name="OrgSrcFontLockDocFace"><text:tab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tab/><text:s/><text:s/>content<text:s/>column<text:s/>from<text:s/>the<text:s/>table.<text:s/>\"Read<text:s/>papers\"<text:s/>will<text:s/>be<text:s/>ignored.</text:span></text:p>
      <text:p text:style-name="OrgSrcBlock"><text:span text:style-name="OrgSrcFontLockDocFace"><text:tab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tab/><text:s/><text:s/>((lines<text:s/>(read-line<text:s/>file)))</text:p>
      <text:p text:style-name="OrgSrcBlock"><text:tab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tab/>(<text:span text:style-name="OrgSrcFontLockKeywordFace">while</text:span><text:s/>lines</text:p>
      <text:p text:style-name="OrgSrcBlock"><text:tab/><text:s/><text:s/>(set-alarm-from-line<text:s/>(decode-coding-string<text:s/>(car<text:s/>lines)<text:s/>'utf-8))</text:p>
      <text:p text:style-name="OrgSrcBlock"><text:tab/><text:s/><text:s/>(setq<text:s/>lines<text:s/>(cdr<text:s/>lines))</text:p>
      <text:p text:style-name="OrgSrcBlock"><text:tab/><text:s/><text:s/>(message<text:s/><text:span text:style-name="OrgSrcFontLockStringFace">""</text:span>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<text:span text:style-name="OrgSrcFontLockDocFace">"NOTE:<text:s/>this<text:s/>function<text:s/>need<text:s/>(require<text:s/>'todochiku)"</text:span></text:p>
      <text:p text:style-name="OrgSrcBlock"><text:s/><text:s/>(<text:span text:style-name="OrgSrcFontLockKeywordFace">require</text:span><text:s/>'<text:span text:style-name="OrgSrcFontLockConstantFace">cl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todochiku</text:span><text:s/>nil<text:s/>t)</text:p>
      <text:p text:style-name="OrgSrcBlock"><text:tab/>(<text:span text:style-name="OrgSrcFontLockKeywordFace">let</text:span></text:p>
      <text:p text:style-name="OrgSrcBlock"><text:tab/><text:tab/>((hour<text:s/>nil)</text:p>
      <text:p text:style-name="OrgSrcBlock"><text:tab/><text:tab/><text:s/>(min<text:s/>nil)</text:p>
      <text:p text:style-name="OrgSrcBlock"><text:tab/><text:tab/><text:s/>(current-hour<text:s/>nil)</text:p>
      <text:p text:style-name="OrgSrcBlock"><text:tab/><text:tab/><text:s/>(current-min<text:s/>nil)</text:p>
      <text:p text:style-name="OrgSrcBlock"><text:tab/><text:tab/><text:s/>(action<text:s/>nil))</text:p>
      <text:p text:style-name="OrgSrcBlock"><text:tab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tab/><text:tab/>(setq<text:s/>hour<text:s/>(substring<text:s/>line<text:s/>(match-beginning<text:s/>1)<text:s/>(match-end<text:s/>1)))</text:p>
      <text:p text:style-name="OrgSrcBlock"><text:tab/><text:tab/>(setq<text:s/>min<text:s/>(substring<text:s/>line<text:s/>(match-beginning<text:s/>2)<text:s/>(match-end<text:s/>2)))</text:p>
      <text:p text:style-name="OrgSrcBlock"><text:tab/><text:tab/>(<text:span text:style-name="OrgSrcFontLockKeywordFace">when</text:span><text:s/>(string-match</text:p>
      <text:p text:style-name="OrgSrcBlock"><text:tab/><text:tab/><text:tab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tab/><text:tab/><text:s/><text:s/>(setq<text:s/>action</text:p>
      <text:p text:style-name="OrgSrcBlock"><text:tab/><text:tab/><text:tab/><text:tab/>(substring<text:s/>line<text:s/>(match-beginning<text:s/>1)<text:s/>(match-end<text:s/>1)))))</text:p>
      <text:p text:style-name="OrgSrcBlock"><text:tab/><text:s/><text:s/>(<text:span text:style-name="OrgSrcFontLockKeywordFace">when</text:span><text:s/>(and<text:s/>(and<text:s/>hour<text:s/>min)<text:s/>action)</text:p>
      <text:p text:style-name="OrgSrcBlock"><text:tab/><text:tab/><text:span text:style-name="OrgSrcFontLockCommentDelimiterFace">;;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tab/><text:tab/>(setq<text:s/>current-hour<text:s/>(format-time-string<text:s/><text:span text:style-name="OrgSrcFontLockStringFace">"%H"</text:span><text:s/>(current-time)))</text:p>
      <text:p text:style-name="OrgSrcBlock"><text:tab/><text:tab/>(setq<text:s/>current-min<text:s/>(format-time-string<text:s/><text:span text:style-name="OrgSrcFontLockStringFace">"%M"</text:span><text:s/>(current-time)))</text:p>
      <text:p text:style-name="OrgSrcBlock"><text:tab/><text:tab/>(<text:span text:style-name="OrgSrcFontLockKeywordFace">when</text:span><text:s/>(&gt;<text:s/>(+<text:s/>(*<text:s/>(string-to-number<text:s/>hour)<text:s/>60)</text:p>
      <text:p text:style-name="OrgSrcBlock"><text:tab/><text:tab/><text:tab/><text:tab/><text:tab/>(string-to-number<text:s/>min))</text:p>
      <text:p text:style-name="OrgSrcBlock"><text:tab/><text:tab/><text:tab/><text:tab/><text:s/>(+<text:s/>(*<text:s/>(string-to-number<text:s/>current-hour)<text:s/>60)</text:p>
      <text:p text:style-name="OrgSrcBlock"><text:tab/><text:tab/><text:tab/><text:tab/><text:tab/>(string-to-number<text:s/>current-min)))</text:p>
      <text:p text:style-name="OrgSrcBlock"><text:tab/><text:tab/><text:s/><text:s/>(<text:span text:style-name="OrgSrcFontLockKeywordFace">let</text:span></text:p>
      <text:p text:style-name="OrgSrcBlock"><text:tab/><text:tab/><text:tab/><text:s/><text:s/>((s<text:s/>nil))</text:p>
      <text:p text:style-name="OrgSrcBlock"><text:tab/><text:tab/><text:tab/>(<text:span text:style-name="OrgSrcFontLockKeywordFace">when</text:span><text:s/>(string-match<text:s/><text:span text:style-name="OrgSrcFontLockStringFace">"^\|\\s-*X\\s-*\|"</text:span><text:s/>line)</text:p>
      <text:p text:style-name="OrgSrcBlock"><text:tab/><text:tab/><text:tab/><text:s/><text:s/>(setq<text:s/>s<text:s/>'sticky))</text:p>
      <text:p text:style-name="OrgSrcBlock"><text:tab/><text:tab/><text:tab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tab/><text:tab/><text:tab/>(set-notify-osx-native<text:s/>hour<text:s/>min<text:s/>action<text:s/>s)</text:p>
      <text:p text:style-name="OrgSrcBlock"><text:tab/><text:tab/><text:tab/>))))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growl"</text:span>)</text:p>
      <text:p text:style-name="OrgSrcBlock"><text:tab/>(<text:span text:style-name="OrgSrcFontLockKeywordFace">require</text:span><text:s/>'<text:span text:style-name="OrgSrcFontLockConstantFace">cl</text:span>)</text:p>
      <text:p text:style-name="OrgSrcBlock"><text:tab/>(<text:span text:style-name="OrgSrcFontLockKeywordFace">when</text:span><text:s/>(<text:span text:style-name="OrgSrcFontLockKeywordFace">require</text:span><text:s/>'<text:span text:style-name="OrgSrcFontLockConstantFace">todochiku</text:span><text:s/>nil<text:s/>t)</text:p>
      <text:p text:style-name="OrgSrcBlock"><text:tab/><text:s/><text:s/>(todochiku-message</text:p>
      <text:p text:style-name="OrgSrcBlock"><text:tab/><text:s/><text:s/><text:s/>title</text:p>
      <text:p text:style-name="OrgSrcBlock"><text:tab/><text:s/><text:s/><text:s/>(format<text:s/><text:span text:style-name="OrgSrcFontLockStringFace">"%s:%s<text:s/>%s"</text:span><text:s/>hour<text:s/>min<text:s/>action)</text:p>
      <text:p text:style-name="OrgSrcBlock"><text:tab/><text:s/><text:s/><text:s/><text:span text:style-name="OrgSrcFontLockStringFace">"Emacs"</text:span><text:s/>s)))</text:p>
      <text:p text:style-name="OrgSrcBlock"><text:s/><text:s/><text:s/>((string=<text:s/>type<text:s/><text:span text:style-name="OrgSrcFontLockStringFace">"osx-native"</text:span>)</text:p>
      <text:p text:style-name="OrgSrcBlock"><text:tab/>(shell-command-to-string</text:p>
      <text:p text:style-name="OrgSrcBlock"><text:tab/><text:s/>(concat<text:s/><text:span text:style-name="OrgSrcFontLockStringFace">"terminal-notifier<text:s/>-title<text:s/>\"Emacs\"<text:s/>-message<text:s/>\""</text:span></text:p>
      <text:p text:style-name="OrgSrcBlock"><text:tab/><text:tab/><text:tab/><text:s/>(format<text:s/><text:span text:style-name="OrgSrcFontLockStringFace">"%s:%s<text:s/>%s"</text:span><text:s/>hour<text:s/>min<text:s/>action)<text:s/><text:span text:style-name="OrgSrcFontLockStringFace">"\""</text:span>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tab/><text:tab/><text:tab/><text:s/><text:s/><text:s/>'my-desktop-notify</text:p>
      <text:p text:style-name="OrgSrcBlock"><text:tab/><text:tab/><text:tab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tab/><text:tab/><text:tab/><text:s/><text:s/><text:s/>'my-desktop-notify</text:p>
      <text:p text:style-name="OrgSrcBlock"><text:tab/><text:tab/><text:tab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tab/>(insert-file-contents-literally<text:s/>file)</text:p>
      <text:p text:style-name="OrgSrcBlock"><text:tab/>(split-string</text:p>
      <text:p text:style-name="OrgSrcBlock"><text:tab/><text:s/>(buffer-string)<text:s/><text:span text:style-name="OrgSrcFontLockStringFace">"\n"</text:span><text:s/>t)))</text:p>
      <text:p text:style-name="OrgSrcBlock"/>
      <text:p text:style-name="OrgSrcBlock">(<text:span text:style-name="OrgSrcFontLockKeywordFace">defun</text:span><text:s/><text:span text:style-name="OrgSrcFontLockFunctionNameFace">set-alarm-hook</text:span><text:s/>()</text:p>
      <text:p text:style-name="OrgSrcBlock"><text:s/><text:s/>(<text:span text:style-name="OrgSrcFontLockKeywordFace">when</text:span><text:s/>(string-match<text:s/>(file-name-base<text:s/><text:span text:style-name="OrgSrcFontLockStringFace">"today.org"</text:span>)<text:s/>(buffer-name))</text:p>
      <text:p text:style-name="OrgSrcBlock"><text:tab/>(message<text:s/><text:span text:style-name="OrgSrcFontLockStringFace">"---<text:s/>The<text:s/>alarm<text:s/>list<text:s/>has<text:s/>been<text:s/>updated."</text:span>)</text:p>
      <text:p text:style-name="OrgSrcBlockLastLine"><text:tab/>(set-alarms-from-file<text:s/>alarm-table)))</text:p>
      <text:h text:style-name="Heading_20_2" text:outline-level="2">
<text:bookmark-start text:name="OrgXref.sec-2-5"/>
<text:bookmark text:name="sec-2-5"/>頻繁に利用するファイルをring形式でたどる
<text:bookmark-end text:name="OrgXref.sec-2-5"/></text:h>
      <text:p text:style-name="Text_20_body"><text:a xlink:type="simple" xlink:href="http://d.hatena.ne.jp/rubikitch/20111120/elispbook">http://d.hatena.ne.jp/rubikitch/20111120/elispbook</text:a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setq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emacs.d/config/init.org"</text:span></text:p>
      <text:p text:style-name="OrgSrcBlock"><text:s/><text:s/><text:s/><text:span text:style-name="OrgSrcFontLockStringFace">"~/Dropbox/org/buffer.org"</text:span><text:s/><text:span text:style-name="OrgSrcFontLockStringFace">"~/Dropbox/emacs.d/config/utility.org"</text:span></text:p>
      <text:p text:style-name="OrgSrcBlock"><text:s/><text:s/><text:s/><text:span text:style-name="OrgSrcFontLockStringFace">"~/Dropbox/org/research.org"</text:span><text:s/><text:span text:style-name="OrgSrcFontLockStringFace">"~/Dropbox/org/next.org"</text:span>))</text:p>
      <text:p text:style-name="OrgSrcBlock"/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interactive)</text:p>
      <text:p text:style-name="OrgSrcBlock"><text:s/><text:s/>(find-file<text:s/>(car<text:s/>my-file-ring))</text:p>
      <text:p text:style-name="OrgSrcBlock"><text:s/><text:s/>(setq<text:s/>my-file-ring</text:p>
      <text:p text:style-name="OrgSrcBlock"><text:tab/><text:tab/>(append<text:s/>(cdr<text:s/>my-file-ring)</text:p>
      <text:p text:style-name="OrgSrcBlock"><text:tab/><text:tab/><text:tab/><text:tab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>
<text:bookmark-start text:name="OrgXref.sec-2-6"/>
<text:bookmark text:name="sec-2-6"/>引数のorgバッファを開く
<text:bookmark-end text:name="OrgXref.sec-2-6"/></text:h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interactive)</text:p>
      <text:p text:style-name="OrgSrcBlock"><text:s/><text:s/>(<text:span text:style-name="OrgSrcFontLockKeywordFace">if</text:span><text:s/>(get-buffer<text:s/>file)</text:p>
      <text:p text:style-name="OrgSrcBlock"><text:tab/><text:s/><text:s/>(<text:span text:style-name="OrgSrcFontLockKeywordFace">let</text:span><text:s/>((buffer<text:s/>(get-buffer<text:s/>file)))</text:p>
      <text:p text:style-name="OrgSrcBlock"><text:tab/><text:tab/>(switch-to-buffer<text:s/>buffer)</text:p>
      <text:p text:style-name="OrgSrcBlock"><text:tab/><text:tab/>(message<text:s/><text:span text:style-name="OrgSrcFontLockStringFace">"%s"</text:span><text:s/>file))</text:p>
      <text:p text:style-name="OrgSrcBlockLastLine"><text:tab/>(find-file<text:s/>(concat<text:s/><text:span text:style-name="OrgSrcFontLockStringFace">"~/Dropbox/org/"</text:span><text:s/>file))))</text:p>
      <text:h text:style-name="Heading_20_2" text:outline-level="2">
<text:bookmark-start text:name="OrgXref.sec-2-7"/>
<text:bookmark text:name="sec-2-7"/>orgバッファにいつものヘッダを追加する
<text:bookmark-end text:name="OrgXref.sec-2-7"/></text:h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tab/>(<text:span text:style-name="OrgSrcFontLockKeywordFace">let</text:span><text:s/>((title<text:s/><text:span text:style-name="OrgSrcFontLockStringFace">"#+TITLE:\t\n"</text:span>)</text:p>
      <text:p text:style-name="OrgSrcBlock"><text:tab/><text:tab/><text:s/><text:s/>(date<text:s/><text:span text:style-name="OrgSrcFontLockStringFace">"#+DATE:<text:s/>\t\n"</text:span>)</text:p>
      <text:p text:style-name="OrgSrcBlock"><text:tab/><text:tab/><text:s/><text:s/>(update<text:s/><text:span text:style-name="OrgSrcFontLockStringFace">"#+UPDATE:\t\n"</text:span>)</text:p>
      <text:p text:style-name="OrgSrcBlock"><text:tab/><text:tab/><text:s/><text:s/>(author<text:s/><text:span text:style-name="OrgSrcFontLockStringFace">"#+AUTHOR:\tTakaaki<text:s/>ISHIKAWA<text:s/>&lt;takaxp@ieee.org&gt;\n"</text:span>)</text:p>
      <text:p text:style-name="OrgSrcBlock"><text:tab/><text:tab/><text:s/><text:s/>(option<text:s/><text:span text:style-name="OrgSrcFontLockStringFace">"#+OPTIONS:\t\\n:t\n"</text:span>)</text:p>
      <text:p text:style-name="OrgSrcBlock"><text:tab/><text:tab/><text:s/><text:s/>(other<text:s/><text:span text:style-name="OrgSrcFontLockStringFace">"\n"</text:span>))</text:p>
      <text:p text:style-name="OrgSrcBlock"><text:tab/><text:s/><text:s/>(goto-char<text:s/>0)</text:p>
      <text:p text:style-name="OrgSrcBlock"><text:tab/><text:s/><text:s/>(<text:span text:style-name="OrgSrcFontLockKeywordFace">save-excursion</text:span></text:p>
      <text:p text:style-name="OrgSrcBlock"><text:tab/><text:tab/>(insert<text:s/>title<text:s/>date<text:s/>update<text:s/>author<text:s/>option<text:s/>other))</text:p>
      <text:p text:style-name="OrgSrcBlockLastLine"><text:tab/><text:s/><text:s/>(org-end-of-line))))</text:p>
      <text:h text:style-name="Heading_20_2" text:outline-level="2">
<text:bookmark-start text:name="OrgXref.sec-2-8"/>
<text:bookmark text:name="sec-2-8"/>議事録ひな形を書き入れる
<text:bookmark-end text:name="OrgXref.sec-2-8"/></text:h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tab/>(<text:span text:style-name="OrgSrcFontLockKeywordFace">let</text:span><text:s/>((date<text:s/><text:span text:style-name="OrgSrcFontLockStringFace">"日時：\n"</text:span>)</text:p>
      <text:p text:style-name="OrgSrcBlock"><text:tab/><text:tab/><text:s/><text:s/>(place<text:s/><text:span text:style-name="OrgSrcFontLockStringFace">"場所：\n"</text:span>)</text:p>
      <text:p text:style-name="OrgSrcBlock"><text:tab/><text:tab/><text:s/><text:s/>(attendance<text:s/><text:span text:style-name="OrgSrcFontLockStringFace">"出席者：\n"</text:span>)</text:p>
      <text:p text:style-name="OrgSrcBlock"><text:tab/><text:tab/><text:s/><text:s/>(documents<text:s/><text:span text:style-name="OrgSrcFontLockStringFace">"資料：\n\n"</text:span>))</text:p>
      <text:p text:style-name="OrgSrcBlock"><text:tab/><text:s/><text:s/>(<text:span text:style-name="OrgSrcFontLockKeywordFace">save-excursion</text:span></text:p>
      <text:p text:style-name="OrgSrcBlockLastLine"><text:tab/><text:tab/>(insert<text:s/>date<text:s/>place<text:s/>attendance<text:s/>documents)))))</text:p>
      <text:h text:style-name="Heading_20_2" text:outline-level="2">
<text:bookmark-start text:name="OrgXref.sec-2-9"/>
<text:bookmark text:name="sec-2-9"/>ランダムの文字列を取得する
<text:bookmark-end text:name="OrgXref.sec-2-9"/></text:h>
      <text:p text:style-name="Text_20_body">引数で桁数を渡すと、ランダムな数値の文字列を取得できます。org-mode で適当なタイトルのツリーを生成したい時に使っています。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interactive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tab/><text:tab/><text:s/>(<text:span text:style-name="OrgSrcFontLockKeywordFace">let</text:span></text:p>
      <text:p text:style-name="OrgSrcBlock"><text:tab/><text:tab/><text:tab/><text:s/>((count<text:s/>length)</text:p>
      <text:p text:style-name="OrgSrcBlock"><text:tab/><text:tab/><text:tab/><text:s/><text:s/>(string<text:s/>nil)</text:p>
      <text:p text:style-name="OrgSrcBlock"><text:tab/><text:tab/><text:tab/><text:s/><text:s/>(tmp<text:s/>nil))</text:p>
      <text:p text:style-name="OrgSrcBlock"><text:tab/><text:tab/><text:s/><text:s/><text:s/>(<text:span text:style-name="OrgSrcFontLockKeywordFace">while</text:span><text:s/>(&lt;<text:s/>0<text:s/>count)</text:p>
      <text:p text:style-name="OrgSrcBlock"><text:tab/><text:tab/><text:tab/><text:s/>(setq<text:s/>count<text:s/>(1-<text:s/>count))</text:p>
      <text:p text:style-name="OrgSrcBlock"><text:tab/><text:tab/><text:tab/><text:s/>(setq<text:s/>tmp<text:s/>string)</text:p>
      <text:p text:style-name="OrgSrcBlock"><text:tab/><text:tab/><text:tab/><text:s/>(setq<text:s/>string</text:p>
      <text:p text:style-name="OrgSrcBlock"><text:tab/><text:tab/><text:tab/><text:tab/><text:s/><text:s/><text:s/>(concat<text:s/>tmp<text:s/>(number-to-string<text:s/>(random<text:s/>10)))))</text:p>
      <text:p text:style-name="OrgSrcBlock"><text:tab/><text:tab/><text:s/><text:s/><text:s/>(message<text:s/><text:span text:style-name="OrgSrcFontLockStringFace">"%s"</text:span><text:s/>string)))</text:p>
      <text:p text:style-name="OrgSrcBlockLastLine"><text:tab/><text:tab/>(t<text:s/><text:span text:style-name="OrgSrcFontLockStringFace">"0"</text:span>)))</text:p>
      <text:h text:style-name="Heading_20_2" text:outline-level="2">
<text:bookmark-start text:name="OrgXref.sec-2-10"/>
<text:bookmark text:name="sec-2-10"/>Auto-install をセットアップする
<text:bookmark-end text:name="OrgXref.sec-2-10"/></text:h>
      <text:p text:style-name="Text_20_body">いつも auto-install を使うわけではないので、必要時に <text:span text:style-name="OrgCode">init-auto-install</text:span> を実行してパラメータを設定してから auto-install でパッケージを取得するようにしています。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interactive)</text:p>
      <text:p text:style-name="OrgSrcBlock"><text:s/><text:s/>(<text:span text:style-name="OrgSrcFontLockKeywordFace">when</text:span><text:s/>(and<text:s/>(<text:span text:style-name="OrgSrcFontLockKeywordFace">require</text:span><text:s/>'<text:span text:style-name="OrgSrcFontLockConstantFace">auto-install</text:span><text:s/>nil<text:s/>t)</text:p>
      <text:p text:style-name="OrgSrcBlock"><text:tab/><text:tab/><text:tab/><text:s/>my-auto-install-batch-list-el-url)</text:p>
      <text:p text:style-name="OrgSrcBlock"><text:tab/>(setq<text:s/>auto-install-batch-list-el-url<text:s/>my-auto-install-batch-list-el-url)</text:p>
      <text:p text:style-name="OrgSrcBlock"><text:tab/>(setq<text:s/>auto-install-directory<text:s/>default-path)</text:p>
      <text:p text:style-name="OrgSrcBlock"><text:tab/>(setq<text:s/>auto-install-wget-command<text:s/><text:span text:style-name="OrgSrcFontLockStringFace">"/opt/local/bin/wget"</text:span>)</text:p>
      <text:p text:style-name="OrgSrcBlock"><text:tab/>(auto-install-update-emacswiki-package-name<text:s/>t)</text:p>
      <text:p text:style-name="OrgSrcBlock"><text:tab/><text:span text:style-name="OrgSrcFontLockCommentDelimiterFace">;;<text:s/></text:span><text:span text:style-name="OrgSrcFontLockCommentFace">compatibility</text:span></text:p>
      <text:p text:style-name="OrgSrcBlockLastLine"><text:tab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>
<text:bookmark-start text:name="OrgXref.sec-2-11"/>
<text:bookmark text:name="sec-2-11"/>行頭に"  - "を挿入する
<text:bookmark-end text:name="OrgXref.sec-2-11"/></text:h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tab/>(<text:span text:style-name="OrgSrcFontLockKeywordFace">when</text:span><text:s/>arg</text:p>
      <text:p text:style-name="OrgSrcBlock"><text:tab/><text:s/><text:s/>(setq<text:s/>item-string<text:s/><text:span text:style-name="OrgSrcFontLockStringFace">"<text:s/><text:s/>-<text:s/>[<text:s/>]<text:s/>"</text:span>))</text:p>
      <text:p text:style-name="OrgSrcBlock"><text:tab/>(<text:span text:style-name="OrgSrcFontLockKeywordFace">cond</text:span><text:s/>((=<text:s/>(point)<text:s/>(line-beginning-position))</text:p>
      <text:p text:style-name="OrgSrcBlock"><text:tab/><text:tab/><text:s/><text:s/><text:s/>(insert<text:s/>item-string))</text:p>
      <text:p text:style-name="OrgSrcBlock"><text:tab/><text:tab/><text:s/><text:s/>(t<text:s/>(<text:span text:style-name="OrgSrcFontLockKeywordFace">save-excursion</text:span></text:p>
      <text:p text:style-name="OrgSrcBlock"><text:tab/><text:tab/><text:tab/><text:s/><text:s/><text:s/>(move-beginning-of-line<text:s/>1)</text:p>
      <text:p text:style-name="OrgSrcBlockLastLine"><text:tab/><text:tab/><text:tab/><text:s/><text:s/><text:s/>(insert<text:s/>item-string))))))</text:p>
      <text:h text:style-name="Heading_20_3" text:outline-level="3">
<text:bookmark-start text:name="OrgXref.sec-2-11-1"/>
<text:bookmark text:name="sec-2-11-1"/>キーバインド
<text:bookmark-end text:name="OrgXref.sec-2-11-1"/></text:h>
      <text:p text:style-name="Text_20_body"><text:span text:style-name="OrgCode">C-u C-M--</text:span> とすれば、[ ] を付加できます。</text:p>
      <text:p text:style-name="OrgSrcBlockLastLine">(global-set-key<text:s/>(kbd<text:s/><text:span text:style-name="OrgSrcFontLockStringFace">"C-M--"</text:span>)<text:s/>'add-itemize-head)</text:p>
      <text:h text:style-name="Heading_20_2" text:outline-level="2">
<text:bookmark-start text:name="OrgXref.sec-2-12"/>
<text:bookmark text:name="sec-2-12"/>日付などを簡単に挿入する
<text:bookmark-end text:name="OrgXref.sec-2-12"/></text:h>
      <text:p text:style-name="Text_20_body"><text:a xlink:type="simple" xlink:href="http://www.fan.gr.jp/~ring/doc/elisp_20/elisp_38.html#SEC608">http://www.fan.gr.jp/~ring/doc/elisp_20/elisp_38.html#SEC608</text:a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interactive<text:s/><text:span text:style-name="OrgSrcFontLockStringFace">"p"</text:span>)</text:p>
      <text:p text:style-name="OrgSrcBlock"><text:s/><text:s/>(case<text:s/>arg</text:p>
      <text:p text:style-name="OrgSrcBlock"><text:tab/>(4<text:s/>(<text:span text:style-name="OrgSrcFontLockKeywordFace">if</text:span><text:s/>(equal<text:s/>major-mode<text:s/>'org-mode)</text:p>
      <text:p text:style-name="OrgSrcBlock"><text:tab/><text:tab/><text:s/><text:s/><text:s/>(org-time-stamp-inactive)</text:p>
      <text:p text:style-name="OrgSrcBlock"><text:tab/><text:tab/><text:s/>(insert<text:s/>(format-time-string<text:s/><text:span text:style-name="OrgSrcFontLockStringFace">"[%Y-%m-%d]"</text:span>))))</text:p>
      <text:p text:style-name="OrgSrcBlock"><text:tab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interactive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tab/><text:tab/><text:tab/><text:tab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>
<text:bookmark-start text:name="OrgXref.sec-2-12-1"/>
<text:bookmark text:name="sec-2-12-1"/>キーバインド
<text:bookmark-end text:name="OrgXref.sec-2-12-1"/></text:h>
      <text:p text:style-name="OrgSrcBlock">(global-set-key<text:s/>(kbd<text:s/><text:span text:style-name="OrgSrcFontLockStringFace">"C-0"</text:span>)<text:s/>'insert-formatted-current-date)</text:p>
      <text:p text:style-name="OrgSrcBlock">(global-set-key<text:s/>(kbd<text:s/><text:span text:style-name="OrgSrcFontLockStringFace">"C--"</text:span>)<text:s/>'insert-formatted-current-time)</text:p>
      <text:p text:style-name="OrgSrcBlockLastLine">(global-set-key<text:s/>(kbd<text:s/><text:span text:style-name="OrgSrcFontLockStringFace">"C-="</text:span>)<text:s/>'insert-formatted-signature)</text:p>
      <text:h text:style-name="Heading_20_2" text:outline-level="2">
<text:bookmark-start text:name="OrgXref.sec-2-13"/>
<text:bookmark text:name="sec-2-13"/>XHTMLを利用したガントチャート生成
<text:bookmark-end text:name="OrgXref.sec-2-13"/></text:h>
      <text:p text:style-name="Text_20_body">最近使っていません。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tab/><text:tab/><text:tab/><text:s/>(and<text:s/>default-timeline-csv-file</text:p>
      <text:p text:style-name="OrgSrcBlock"><text:tab/><text:tab/><text:tab/><text:tab/><text:s/><text:s/>default-timeline-xml-business-file))</text:p>
      <text:p text:style-name="OrgSrcBlock"><text:tab/>(shell-command-to-string<text:s/>(concat<text:s/><text:span text:style-name="OrgSrcFontLockStringFace">"rm<text:s/>-f<text:s/>"</text:span><text:s/>default-timeline-csv-file))</text:p>
      <text:p text:style-name="OrgSrcBlock"><text:tab/>(org-table-export<text:s/>default-timeline-csv-file<text:s/><text:span text:style-name="OrgSrcFontLockStringFace">"orgtbl-to-csv"</text:span>)</text:p>
      <text:p text:style-name="OrgSrcBlock"><text:tab/>(shell-command-to-string<text:s/>(concat<text:s/><text:span text:style-name="OrgSrcFontLockStringFace">"org2gantt.pl<text:s/>&gt;<text:s/>"</text:span></text:p>
      <text:p text:style-name="OrgSrcBlock"><text:tab/><text:tab/><text:tab/><text:tab/><text:tab/><text:tab/><text:tab/><text:tab/><text:tab/><text:s/>default-timeline-xml-business-file))</text:p>
      <text:p text:style-name="OrgSrcBlock"><text:tab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tab/><text:tab/><text:tab/><text:s/>(and<text:s/>default-timeline-csv-file</text:p>
      <text:p text:style-name="OrgSrcBlock"><text:tab/><text:tab/><text:tab/><text:tab/><text:s/><text:s/>default-timeline-xml-private-file))</text:p>
      <text:p text:style-name="OrgSrcBlock"><text:tab/>(shell-command-to-string<text:s/>(concat<text:s/><text:span text:style-name="OrgSrcFontLockStringFace">"rm<text:s/>-f<text:s/>"</text:span><text:s/>default-timeline-csv-file))</text:p>
      <text:p text:style-name="OrgSrcBlock"><text:tab/>(org-table-export<text:s/>default-timeline-csv-file<text:s/><text:span text:style-name="OrgSrcFontLockStringFace">"orgtbl-to-csv"</text:span>)</text:p>
      <text:p text:style-name="OrgSrcBlock"><text:tab/>(shell-command-to-string<text:s/>(concat<text:s/><text:span text:style-name="OrgSrcFontLockStringFace">"org2gantt.pl<text:s/>&gt;<text:s/>"</text:span></text:p>
      <text:p text:style-name="OrgSrcBlock"><text:tab/><text:tab/><text:tab/><text:tab/><text:tab/><text:tab/><text:tab/><text:tab/><text:tab/><text:s/>default-timeline-xml-private-file))</text:p>
      <text:p text:style-name="OrgSrcBlockLastLine"><text:tab/>(shell-command-to-string<text:s/>(concat<text:s/><text:span text:style-name="OrgSrcFontLockStringFace">"open<text:s/>"</text:span><text:s/>default-timeline))))</text:p>
      <text:h text:style-name="Heading_20_2" text:outline-level="2">
<text:bookmark-start text:name="OrgXref.sec-2-14"/>
<text:bookmark text:name="sec-2-14"/>定期実行関数
<text:bookmark-end text:name="OrgXref.sec-2-14"/></text:h>
      <text:p text:style-name="Text_20_body">orgバッファからカレンダーを生成し、外部サーバに投げます。また、MobileOrgに最新情報を流しています。</text:p>
      <text:p text:style-name="OrgSrcBlock">(run-with-idle-timer<text:s/>600<text:s/>t<text:s/>'reload-ical-export)</text:p>
      <text:p text:style-name="OrgSrcBlock">(run-with-idle-timer<text:s/>1000<text:s/>t<text:s/>'org-mobile-push)</text:p>
      <text:p text:style-name="OrgSrcBlock"/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LastLine"><text:tab/>(my-ox-icalendar)))</text:p>
      <text:h text:style-name="Heading_20_2" text:outline-level="2">
<text:bookmark-start text:name="OrgXref.sec-2-15"/>
<text:bookmark text:name="sec-2-15"/>ブラウザの設定
<text:bookmark-end text:name="OrgXref.sec-2-15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defun</text:span><text:s/><text:span text:style-name="OrgSrcFontLockFunctionNameFace">browse-url-chrome</text:span><text:s/>(url<text:s/><text:span text:style-name="OrgSrcFontLockTypeFace">&amp;optional</text:span><text:s/>new-window)</text:p>
      <text:p text:style-name="OrgSrcBlock"><text:s/><text:s/><text:span text:style-name="OrgSrcFontLockDocFace">"Set<text:s/>default<text:s/>browser<text:s/>to<text:s/>open<text:s/>a<text:s/>URL"</text:span></text:p>
      <text:p text:style-name="OrgSrcBlock"><text:s/><text:s/>(interactive<text:s/>(browse-url-interactive-arg<text:s/><text:span text:style-name="OrgSrcFontLockStringFace">"URL:<text:s/>"</text:span>))</text:p>
      <text:p text:style-name="OrgSrcBlock"><text:s/><text:s/>(start-process<text:s/><text:span text:style-name="OrgSrcFontLockStringFace">"google-chrome"</text:span><text:s/>nil<text:s/><text:span text:style-name="OrgSrcFontLockStringFace">"google-chrome"</text:span><text:s/>url))</text:p>
      <text:p text:style-name="OrgSrcBlock"><text:span text:style-name="OrgSrcFontLockCommentDelimiterFace">;;<text:s/></text:span><text:span text:style-name="OrgSrcFontLockCommentFace">Open<text:s/>a<text:s/>link<text:s/>with<text:s/>google-chrome<text:s/>for<text:s/>Linux</text:span></text:p>
      <text:p text:style-name="OrgSrcBlock">(<text:span text:style-name="OrgSrcFontLockKeywordFace">when</text:span><text:s/>(not<text:s/>(eq<text:s/>window-system<text:s/>'ns))</text:p>
      <text:p text:style-name="OrgSrcBlock"><text:s/><text:s/>(setq<text:s/>browse-url-browser-function<text:s/>'browse-url-generic</text:p>
      <text:p text:style-name="OrgSrcBlock"><text:tab/><text:tab/>browse-url-generic-program<text:s/><text:span text:style-name="OrgSrcFontLockStringFace">"google-chrome"</text:span>)</text:p>
      <text:p text:style-name="OrgSrcBlock">)</text:p>
      <text:p text:style-name="OrgSrcBlock"><text:span text:style-name="OrgSrcFontLockCommentDelimiterFace">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</text:span><text:span text:style-name="OrgSrcFontLockCommentFace">(setq<text:s/>browse-url-browser-function<text:s/>'browse-url-chrome)</text:span></text:p>
      <text:h text:style-name="Heading_20_2" text:outline-level="2">
<text:bookmark-start text:name="OrgXref.sec-2-16"/>
<text:bookmark text:name="sec-2-16"/>ミニバッファに日時を表示
<text:bookmark-end text:name="OrgXref.sec-2-16"/></text:h>
      <text:p text:style-name="OrgSrcBlock">(<text:span text:style-name="OrgSrcFontLockKeywordFace">defun</text:span><text:s/><text:span text:style-name="OrgSrcFontLockFunctionNameFace">my:date</text:span><text:s/>()</text:p>
      <text:p text:style-name="OrgSrcBlock"><text:s/><text:s/>(interactive)</text:p>
      <text:p text:style-name="OrgSrcBlock"><text:s/><text:s/>(message<text:s/><text:span text:style-name="OrgSrcFontLockStringFace">"%s"</text:span><text:s/>(concat</text:p>
      <text:p text:style-name="OrgSrcBlock"><text:tab/><text:tab/><text:tab/><text:tab/><text:s/>(format-time-string<text:s/><text:span text:style-name="OrgSrcFontLockStringFace">"%Y-%m-%d"</text:span>)<text:s/><text:span text:style-name="OrgSrcFontLockStringFace">"<text:s/>("</text:span></text:p>
      <text:p text:style-name="OrgSrcBlock"><text:tab/><text:tab/><text:tab/><text:tab/><text:s/>(format-time-string<text:s/><text:span text:style-name="OrgSrcFontLockStringFace">"%a"</text:span>)<text:s/><text:span text:style-name="OrgSrcFontLockStringFace">")<text:s/>"</text:span></text:p>
      <text:p text:style-name="OrgSrcBlockLastLine"><text:tab/><text:tab/><text:tab/><text:tab/><text:s/>(format-time-string<text:s/><text:span text:style-name="OrgSrcFontLockStringFace">"%H:%M"</text:span>))))</text:p>
      <text:h text:style-name="Heading_20_2" text:outline-level="2">
<text:bookmark-start text:name="OrgXref.sec-2-17"/>
<text:bookmark text:name="sec-2-17"/>その他
<text:bookmark-end text:name="OrgXref.sec-2-17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interactive)</text:p>
      <text:p text:style-name="OrgSrcBlock"><text:s/><text:s/>(<text:span text:style-name="OrgSrcFontLockKeywordFace">save-excursion</text:span></text:p>
      <text:p text:style-name="OrgSrcBlock"><text:tab/>(<text:span text:style-name="OrgSrcFontLockKeywordFace">let</text:span><text:s/>((count<text:s/>0))</text:p>
      <text:p text:style-name="OrgSrcBlock"><text:tab/><text:s/><text:s/>(goto-char<text:s/>(point-min))</text:p>
      <text:p text:style-name="OrgSrcBlock"><text:tab/><text:s/><text:s/>(<text:span text:style-name="OrgSrcFontLockKeywordFace">while</text:span><text:s/>(&lt;<text:s/>(point)<text:s/>(point-max))</text:p>
      <text:p text:style-name="OrgSrcBlock"><text:tab/><text:tab/>(forward-word<text:s/>1)</text:p>
      <text:p text:style-name="OrgSrcBlock"><text:tab/><text:tab/>(setq<text:s/>count<text:s/>(1+<text:s/>count)))</text:p>
      <text:p text:style-name="OrgSrcBlock"><text:tab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interactive)</text:p>
      <text:p text:style-name="OrgSrcBlock"><text:s/><text:s/>(do-applescript</text:p>
      <text:p text:style-name="OrgSrcBlock"><text:s/><text:s/><text:s/>(format</text:p>
      <text:p text:style-name="OrgSrcBlock"><text:tab/>(concat</text:p>
      <text:p text:style-name="OrgSrcBlockLastLine"><text:tab/><text:s/><text:span text:style-name="OrgSrcFontLockStringFace">"display<text:s/>dialog<text:s/>\"Hello<text:s/>world!\"<text:s/>\r"</text:span>))))</text:p>
      <text:h text:style-name="Heading_20_1" text:outline-level="1">
<text:bookmark-start text:name="OrgXref.sec-3"/>
<text:bookmark text:name="sec-3"/>未設定／テスト中
<text:bookmark-end text:name="OrgXref.sec-3"/></text:h>
      <text:h text:style-name="Heading_20_2" text:outline-level="2">
<text:bookmark-start text:name="OrgXref.sec-3-1"/>
<text:bookmark text:name="sec-3-1"/>byte-compile の警告を抑制する
<text:bookmark-end text:name="OrgXref.sec-3-1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setq<text:s/>byte-compile-warnings</text:p>
      <text:p text:style-name="OrgSrcBlock"><text:tab/><text:s/><text:s/>'(free-vars<text:s/>unresolved<text:s/>callargs<text:s/>redefine<text:s/>obsolete<text:s/>noruntime</text:p>
      <text:p text:style-name="OrgSrcBlockLastLine"><text:tab/><text:tab/><text:tab/><text:tab/><text:s/><text:s/>cl-functions<text:s/>interactive-only<text:s/>make-local))</text:p>
      <text:h text:style-name="Heading_20_2" text:outline-level="2">
<text:bookmark-start text:name="OrgXref.sec-3-2"/>
<text:bookmark text:name="sec-3-2"/>[window-resizer.el] 分割したウィンドウサイズを変更する
<text:bookmark-end text:name="OrgXref.sec-3-2"/></text:h>
      <text:p text:style-name="Text_20_body"><text:a xlink:type="simple" xlink:href="http://d.hatena.ne.jp/khiker/20100119/window_resize">http://d.hatena.ne.jp/khiker/20100119/window_resize</text:a></text:p>
      <text:p text:style-name="Text_20_body">以下の警告を参考に書き換えた。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tab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window<text:s/>size<text:s/>and<text:s/>position."</text:span></text:p>
      <text:p text:style-name="OrgSrcBlock"><text:s/><text:s/>(interactive)</text:p>
      <text:p text:style-name="OrgSrcBlock"><text:s/><text:s/>(<text:span text:style-name="OrgSrcFontLockKeywordFace">let</text:span><text:s/>((window-obj<text:s/>(selected-window))</text:p>
      <text:p text:style-name="OrgSrcBlock"><text:tab/><text:tab/>(current-width<text:s/>(window-width))</text:p>
      <text:p text:style-name="OrgSrcBlock"><text:tab/><text:tab/>(current-height<text:s/>(window-height))</text:p>
      <text:p text:style-name="OrgSrcBlock"><text:tab/><text:tab/>(dx<text:s/>(<text:span text:style-name="OrgSrcFontLockKeywordFace">if</text:span><text:s/>(=<text:s/>(nth<text:s/>0<text:s/>(window-edges))<text:s/>0)<text:s/>1</text:p>
      <text:p text:style-name="OrgSrcBlock"><text:tab/><text:tab/><text:tab/><text:s/><text:s/>-1))</text:p>
      <text:p text:style-name="OrgSrcBlock"><text:tab/><text:tab/>(dy<text:s/>(<text:span text:style-name="OrgSrcFontLockKeywordFace">if</text:span><text:s/>(=<text:s/>(nth<text:s/>1<text:s/>(window-edges))<text:s/>0)<text:s/>1</text:p>
      <text:p text:style-name="OrgSrcBlock"><text:tab/><text:tab/><text:tab/><text:s/><text:s/>-1))</text:p>
      <text:p text:style-name="OrgSrcBlock"><text:tab/><text:tab/>action<text:s/>c)</text:p>
      <text:p text:style-name="OrgSrcBlock"><text:tab/>(<text:span text:style-name="OrgSrcFontLockKeywordFace">catch</text:span><text:s/>'<text:span text:style-name="OrgSrcFontLockConstantFace">end-flag</text:span></text:p>
      <text:p text:style-name="OrgSrcBlock"><text:tab/><text:s/><text:s/>(<text:span text:style-name="OrgSrcFontLockKeywordFace">while</text:span><text:s/>t</text:p>
      <text:p text:style-name="OrgSrcBlock"><text:tab/><text:tab/>(setq<text:s/>action</text:p>
      <text:p text:style-name="OrgSrcBlock"><text:tab/><text:tab/><text:tab/><text:s/><text:s/>(read-key-sequence-vector<text:s/>(format<text:s/><text:span text:style-name="OrgSrcFontLockStringFace">"size[%dx%d]"</text:span></text:p>
      <text:p text:style-name="OrgSrcBlock"><text:tab/><text:tab/><text:tab/><text:tab/><text:tab/><text:tab/><text:tab/><text:tab/><text:tab/><text:tab/><text:tab/><text:tab/>(window-width)</text:p>
      <text:p text:style-name="OrgSrcBlock"><text:tab/><text:tab/><text:tab/><text:tab/><text:tab/><text:tab/><text:tab/><text:tab/><text:tab/><text:tab/><text:tab/><text:tab/>(window-height))))</text:p>
      <text:p text:style-name="OrgSrcBlock"><text:tab/><text:tab/>(setq<text:s/>c<text:s/>(aref<text:s/>action<text:s/>0))</text:p>
      <text:p text:style-name="OrgSrcBlock"><text:tab/><text:tab/>(<text:span text:style-name="OrgSrcFontLockKeywordFace">cond</text:span><text:s/>((=<text:s/>c<text:s/>?l)</text:p>
      <text:p text:style-name="OrgSrcBlock"><text:tab/><text:tab/><text:tab/><text:s/><text:s/><text:s/>(enlarge-window-horizontally<text:s/>dx))</text:p>
      <text:p text:style-name="OrgSrcBlock"><text:tab/><text:tab/><text:tab/><text:s/><text:s/>((=<text:s/>c<text:s/>?h)</text:p>
      <text:p text:style-name="OrgSrcBlock"><text:tab/><text:tab/><text:tab/><text:s/><text:s/><text:s/>(shrink-window-horizontally<text:s/>dx))</text:p>
      <text:p text:style-name="OrgSrcBlock"><text:tab/><text:tab/><text:tab/><text:s/><text:s/>((=<text:s/>c<text:s/>?j)</text:p>
      <text:p text:style-name="OrgSrcBlock"><text:tab/><text:tab/><text:tab/><text:s/><text:s/><text:s/>(enlarge-window<text:s/>dy))</text:p>
      <text:p text:style-name="OrgSrcBlock"><text:tab/><text:tab/><text:tab/><text:s/><text:s/>((=<text:s/>c<text:s/>?k)</text:p>
      <text:p text:style-name="OrgSrcBlock"><text:tab/><text:tab/><text:tab/><text:s/><text:s/><text:s/>(shrink-window<text:s/>dy))</text:p>
      <text:p text:style-name="OrgSrcBlock"><text:tab/><text:tab/><text:tab/><text:s/><text:s/><text:span text:style-name="OrgSrcFontLockCommentDelimiterFace">;;<text:s/></text:span><text:span text:style-name="OrgSrcFontLockCommentFace">otherwise</text:span></text:p>
      <text:p text:style-name="OrgSrcBlock"><text:tab/><text:tab/><text:tab/><text:s/><text:s/>(t</text:p>
      <text:p text:style-name="OrgSrcBlock"><text:tab/><text:tab/><text:tab/><text:s/><text:s/><text:s/>(<text:span text:style-name="OrgSrcFontLockKeywordFace">let</text:span><text:s/>((last-command-event<text:s/>(aref<text:s/>action<text:s/>0))</text:p>
      <text:p text:style-name="OrgSrcBlock"><text:tab/><text:tab/><text:tab/><text:tab/><text:tab/><text:s/>(command<text:s/>(key-binding<text:s/>action)))</text:p>
      <text:p text:style-name="OrgSrcBlock"><text:tab/><text:tab/><text:tab/><text:tab/><text:s/>(<text:span text:style-name="OrgSrcFontLockKeywordFace">when</text:span><text:s/>command</text:p>
      <text:p text:style-name="OrgSrcBlock"><text:tab/><text:tab/><text:tab/><text:tab/><text:s/><text:s/><text:s/>(call-interactively<text:s/>command)))</text:p>
      <text:p text:style-name="OrgSrcBlock"><text:tab/><text:tab/><text:tab/><text:s/><text:s/><text:s/>(message<text:s/><text:span text:style-name="OrgSrcFontLockStringFace">"Quit"</text:span>)</text:p>
      <text:p text:style-name="OrgSrcBlockLastLine"><text:tab/><text:tab/><text:tab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>
<text:bookmark-start text:name="OrgXref.sec-3-3"/>
<text:bookmark text:name="sec-3-3"/>[idle-requie]
<text:bookmark-end text:name="OrgXref.sec-3-3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>
<text:bookmark-start text:name="OrgXref.sec-3-4"/>
<text:bookmark text:name="sec-3-4"/>[pdf-preview]
<text:bookmark-end text:name="OrgXref.sec-3-4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>
<text:bookmark-start text:name="OrgXref.sec-3-5"/>
<text:bookmark text:name="sec-3-5"/>[EasyPG]
<text:bookmark-end text:name="OrgXref.sec-3-5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>
<text:bookmark-start text:name="OrgXref.sec-3-6"/>
<text:bookmark text:name="sec-3-6"/>[eblook]
<text:bookmark-end text:name="OrgXref.sec-3-6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tab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tab/><text:span text:style-name="OrgSrcFontLockDocFace">"Search<text:s/>for<text:s/>a<text:s/>translation<text:s/>of<text:s/>a<text:s/>Kanji<text:s/>sequence"</text:span><text:s/>t)</text:p>
      <text:p text:style-name="OrgSrcBlock"><text:s/><text:s/>(setq<text:s/>*edict-files*<text:s/>'(<text:span text:style-name="OrgSrcFontLockStringFace">"/Users/taka/Dropbox/Dic/LDOCE4"</text:span>))</text:p>
      <text:p text:style-name="OrgSrcBlockLastLine"><text:s/><text:s/>(setq<text:s/>*edict-files*<text:s/>'(<text:span text:style-name="OrgSrcFontLockStringFace">"/Users/taka/Downloads/edict/edict"</text:span>)))</text:p>
      <text:h text:style-name="Heading_20_2" text:outline-level="2">
<text:bookmark-start text:name="OrgXref.sec-3-7"/>
<text:bookmark text:name="sec-3-7"/>[iBuffer]
<text:bookmark-end text:name="OrgXref.sec-3-7"/></text:h>
      <text:p text:style-name="Text_20_body">iBuffer で list-buffers をオーバーライド（C-x C-b で表示）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>
<text:bookmark-start text:name="OrgXref.sec-3-8"/>
<text:bookmark text:name="sec-3-8"/>キーバインド
<text:bookmark-end text:name="OrgXref.sec-3-8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>
<text:bookmark-start text:name="OrgXref.sec-4"/>
<text:bookmark text:name="sec-4"/>provide
<text:bookmark-end text:name="OrgXref.sec-4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igu 2M1" svg:font-family="'Migu 2M'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igu 2M" svg:font-family="'Migu 2M'" style:font-pitch="variable"/>
    <style:font-face style:name="MS Gothic" svg:font-family="'MS Gothic'" style:font-adornments="標準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Migu 2M1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Migu 2M1" style:font-size-asian="12pt" style:language-asian="ja" style:country-asian="JP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Migu 2M1" style:font-family-asian="'Migu 2M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</style:style>
    <style:style style:name="List" style:family="paragraph" style:parent-style-name="Text_20_body" style:class="list">
      <style:text-properties fo:font-size="12pt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normal" style:font-weight-asian="bold" style:font-size-complex="85%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cm" fo:margin-bottom="0cm" loext:contextual-spacing="false"/>
      <style:text-properties style:font-name="Migu 2M" fo:font-family="'Migu 2M'" style:font-pitch="variable" fo:font-size="20pt" style:font-size-asian="20pt" style:font-size-complex="20pt"/>
    </style:style>
    <style:style style:name="OrgSubtitle" style:family="paragraph" style:parent-style-name="Subtitle">
      <style:paragraph-properties fo:margin-top="0cm" fo:margin-bottom="0cm" loext:contextual-spacing="false"/>
      <style:text-properties style:font-name="Migu 2M" fo:font-family="'Migu 2M'" style:font-pitch="variable" fo:font-size="16pt" fo:font-style="normal" style:font-size-asian="16pt" style:font-style-asian="normal" style:font-size-complex="16pt" style:font-style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background-color="#e6e6e6" fo:padding="0.051cm" fo:border="0.51pt fine-dashed #000000" style:shadow="none">
        <style:background-image/>
      </style:paragraph-properties>
      <style:text-properties style:font-name-asian="MS Gothic" style:font-family-asian="'MS Gothic'" style:font-style-name-asian="標準" style:font-family-generic-asian="swiss" style:font-pitch-asian="variable" style:language-asian="ja" style:country-asian="JP"/>
    </style:style>
    <style:style style:name="OrgFixedWidthBlock" style:family="paragraph" style:parent-style-name="Preformatted_20_Text">
      <style:paragraph-properties fo:background-color="#e6e6e6" fo:padding="0.051cm" fo:border="0.51pt fine-dashed #000000" style:shadow="none">
        <style:background-image/>
      </style:paragraph-properties>
      <style:text-properties style:font-name-asian="MS Gothic" style:font-family-asian="'MS Gothic'" style:font-style-name-asian="標準" style:font-family-generic-asian="swiss" style:font-pitch-asian="variable" style:language-asian="ja" style:country-asian="JP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style:paragraph-properties fo:background-color="#ffffff" fo:padding="0.051cm" fo:border="0.51pt solid #000000" style:shadow="none">
        <style:background-image/>
      </style:paragraph-properties>
      <style:text-properties fo:color="#000000" style:font-name-asian="MS Gothic" style:font-family-asian="'MS Gothic'" style:font-style-name-asian="標準" style:font-family-generic-asian="swiss" style:font-pitch-asian="variable" style:language-asian="ja" style:country-asian="JP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FunctionNameFace" style:family="text">
      <style:text-properties fo:color="#0000ff"/>
    </style:style>
    <style:style style:name="OrgSrcFontLockTypeFace" style:family="text">
      <style:text-properties fo:color="#228b22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7f007f"/>
    </style:style>
    <style:style style:name="OrgSrcFontLockStringFace" style:family="text">
      <style:text-properties fo:color="#8b2252"/>
    </style:style>
    <style:style style:name="OrgSrcFontLockPreprocessorFace" style:family="text">
      <style:text-properties fo:color="#483d8b"/>
    </style:style>
    <style:style style:name="Bullet_5f_20_5f_Symbols" style:display-name="Bullet_20_Symbols" style:family="text"/>
    <style:style style:name="OrgSrcFontLockBuiltinFace" style:family="text">
      <style:text-properties fo:color="#483d8b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style:background-transparency="100%" style:shadow="none" draw:shadow-opacity="100%">
        <style:background-image/>
      </style:graphic-properties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 draw:shadow-opacity="100%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24992c"/>
    </style:style>
    <style:style style:name="OrgSrcFontLockNegationCharFace" style:family="text">
      <style:text-properties fo:color="#20202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ConstantFace" style:family="text">
      <style:text-properties fo:color="#009b9c"/>
    </style:style>
    <style:style style:name="OrgSrcFontLockBuiltinFace" style:family="text">
      <style:text-properties fo:color="#5a529c"/>
    </style:style>
    <style:style style:name="OrgSrcFontLockCommentFace" style:family="text">
      <style:text-properties fo:color="#c1352c"/>
    </style:style>
    <style:style style:name="OrgSrcFontLockCommentDelimiterFace" style:family="text">
      <style:text-properties fo:color="#c1352c"/>
    </style:style>
    <style:style style:name="OrgSrcFontLockVariableNameFace" style:family="text">
      <style:text-properties fo:color="#b1653a"/>
    </style:style>
    <style:style style:name="OrgSrcFontLockStringFace" style:family="text">
      <style:text-properties fo:color="#9e3564"/>
    </style:style>
    <style:style style:name="OrgSrcFontLockDocFace" style:family="text">
      <style:text-properties fo:color="#9e3564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02020"/>
    </style:style>
    <style:style style:name="OrgSrcFontLockFunctionNameFace" style:family="text">
      <style:text-properties fo:color="#0432ff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>
      <style:footer>
        <text:p text:style-name="Footer"/>
      </style:footer>
    </style:master-page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5-02-21T10:08:41</dc:date>
    <meta:creation-date>2015-02-21T10:08:41</meta:creation-date>
    <meta:generator/>
    <meta:keyword>nil</meta:keyword>
    <dc:subject>nil</dc:subject>
    <dc:title>ユーティリティ関数群</dc:title>
  </office:meta>
</office:document-meta>
</file>